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5-07_11-11-24_000.jpg</text:p>
          </table:table-cell>
          <table:table-cell table:style-name="ce20" office:value-type="string">
            <text:p>:m RES #*# / free# JVEMV6 70#_65:s-1 / 70. CO2 (lang=cn) / w=红外光谱;吸附;脱附,topic=催化剂,other=~,think~,doc=r-16.1#4</text:p>
          </table:table-cell>
          <table:table-cell table:style-name="ce4"/>
          <table:table-cell table:style-name="ce4"/>
          <table:table-cell table:style-name="ce4" office:value-type="string">
            <text:p>N-35-35-28.477478 E-139-34-49.489746</text:p>
          </table:table-cell>
          <table:table-cell table:style-name="ce38" table:formula="of:=IF([.E2]=&quot;&quot;;[.C2];CONCATENATE([.C2];&quot; / &quot;;[.E2]))" office:value-type="string" office:string-value=":m RES #*# / free# JVEMV6 70#_65:s-1 / 70. CO2 (lang=cn) / w=红外光谱;吸附;脱附,topic=催化剂,other=~,think~,doc=r-16.1#4">
            <text:p>:m RES #*# / free# JVEMV6 70#_65:s-1 / 70. CO2 (lang=cn) / w=红外光谱;吸附;脱附,topic=催化剂,other=~,think~,doc=r-16.1#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5-07_13-07-08_000.jpg</text:p>
          </table:table-cell>
          <table:table-cell table:style-name="ce18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01074 E-139-34-49.270019</text:p>
          </table:table-cell>
          <table:table-cell table:style-name="ce38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5-07_19-09-44_000.jpg</text:p>
          </table:table-cell>
          <table:table-cell table:style-name="ce20" office:value-type="string">
            <text:p>:m :篠笛,shinobue #*# / session-memo / s.1:prac,for=half-notes:h-3~&gt;1,point=h-2~&gt;1のとき、２の指、浮いてしまう,tempo=75,Re+ \\\ s.2:todays-melody,genr=~,for=lower-notes,key=h-3,tempo=~,R=1,i.f.=~ \\\ s.3:prac,for=lower-notes,ReX,tempo=70</text:p>
          </table:table-cell>
          <table:table-cell table:style-name="ce19"/>
          <table:table-cell table:style-name="ce4"/>
          <table:table-cell table:style-name="ce4" office:value-type="string">
            <text:p>N-35-35-22.489929 E-139-34-48.336181</text:p>
          </table:table-cell>
          <table:table-cell table:style-name="ce38" table:formula="of:=IF([.E4]=&quot;&quot;;[.C4];CONCATENATE([.C4];&quot; / &quot;;[.E4]))" office:value-type="string" office:string-value=":m :篠笛,shinobue #*# / session-memo / s.1:prac,for=half-notes:h-3~&gt;1,point=h-2~&gt;1のとき、２の指、浮いてしまう,tempo=75,Re+ \\\ s.2:todays-melody,genr=~,for=lower-notes,key=h-3,tempo=~,R=1,i.f.=~ \\\ s.3:prac,for=lower-notes,ReX,tempo=70">
            <text:p>:m :篠笛,shinobue #*# / session-memo / s.1:prac,for=half-notes:h-3~&gt;1,point=h-2~&gt;1のとき、２の指、浮いてしまう,tempo=75,Re+ \\\ s.2:todays-melody,genr=~,for=lower-notes,key=h-3,tempo=~,R=1,i.f.=~ \\\ s.3:prac,for=lower-notes,ReX,tempo=7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5-07_20-44-38_000.jpg</text:p>
          </table:table-cell>
          <table:table-cell table:style-name="ce19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614807 E-139-34-49.379882</text:p>
          </table:table-cell>
          <table:table-cell table:style-name="ce38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5-08_00-26-08_000.jpg</text:p>
          </table:table-cell>
          <table:table-cell table:style-name="ce18" office:value-type="string">
            <text:p>:m other / log / 寝る前　ウェブ閲覧　記録　（for オナニー） / 未了 </text:p>
          </table:table-cell>
          <table:table-cell table:style-name="ce20"/>
          <table:table-cell table:style-name="ce4"/>
          <table:table-cell table:style-name="ce4" office:value-type="string">
            <text:p>N-35-35-28.573608 E-139-34-49.379882</text:p>
          </table:table-cell>
          <table:table-cell table:style-name="ce38" table:formula="of:=IF([.E6]=&quot;&quot;;[.C6];CONCATENATE([.C6];&quot; / &quot;;[.E6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5-08_00-26-17_000.jpg</text:p>
          </table:table-cell>
          <table:table-cell table:style-name="ce19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8.573608 E-139-34-49.379882</text:p>
          </table:table-cell>
          <table:table-cell table:style-name="ce38" table:formula="of:=IF([.E7]=&quot;&quot;;[.C7];CONCATENATE([.C7];&quot; / &quot;;[.E7]))" office:value-type="string" office:string-value=":m :PHOTO 寝た時刻 / 2020">
            <text:p>:m :PHOTO 寝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5-08_07-20-05_000.jpg</text:p>
          </table:table-cell>
          <table:table-cell table:style-name="ce17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49121 E-139-34-49.324951</text:p>
          </table:table-cell>
          <table:table-cell table:style-name="ce38" table:formula="of:=IF([.E8]=&quot;&quot;;[.C8];CONCATENATE([.C8];&quot; / &quot;;[.E8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4" office:value-type="string">
            <text:p>2021-05-08_07-39-28_000.jpg</text:p>
          </table:table-cell>
          <table:table-cell table:style-name="ce19" office:value-type="string">
            <text:p>:m 記録 / お酒：飲んだ量</text:p>
          </table:table-cell>
          <table:table-cell table:style-name="ce18"/>
          <table:table-cell table:style-name="ce4"/>
          <table:table-cell table:style-name="ce4" office:value-type="string">
            <text:p>N-35-35-28.546142 E-139-34-49.434814</text:p>
          </table:table-cell>
          <table:table-cell table:style-name="ce38" table:formula="of:=IF([.E9]=&quot;&quot;;[.C9];CONCATENATE([.C9];&quot; / &quot;;[.E9]))" office:value-type="string" office:string-value=":m 記録 / お酒：飲んだ量">
            <text:p>:m 記録 / お酒：飲んだ量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5-07_18-43-07_000.mp4</text:p>
          </table:table-cell>
          <table:table-cell table:style-name="ce8" office:value-type="string">
            <text:p>:VIDEO / @自室 / 記録 / jap.flute / 演奏、play / f-2021-0507-1 / R=1</text:p>
          </table:table-cell>
          <table:table-cell table:style-name="ce17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VIDEO / @自室 / 記録 / jap.flute / 演奏、play / f-2021-0507-1 / R=1">
            <text:p>:VIDEO / @自室 / 記録 / jap.flute / 演奏、play / f-2021-0507-1 / R=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8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35">
            <text:p>3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9">
            <text:p>9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5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5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50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5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50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63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8">2021/05/08</text:date>, <text:time>08:23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5-08T08:23:49.58</dc:date>
    <dc:creator>iwabuchi ken</dc:creator>
    <meta:editing-duration>P33DT6H46M29S</meta:editing-duration>
    <meta:editing-cycles>12358</meta:editing-cycles>
    <meta:document-statistic meta:table-count="1" meta:cell-count="346" meta:object-count="0"/>
  </office:meta>
</office:document-meta>
</file>